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2ac314" draw:marker-start-width="0.438cm" draw:marker-end="Extrémités_20_de_20_flèche_20_4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dash" draw:stroke-dash="Dash" svg:stroke-width="0.159cm" svg:stroke-color="#666666" draw:marker-start-width="0.438cm" draw:marker-end="Extrémités_20_de_20_flèche_20_5" draw:marker-end-width="0.538cm" svg:stroke-linecap="butt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fill-color="#2ac314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draw:stroke="none" svg:stroke-width="0.028cm" svg:stroke-color="#224b12" draw:marker-start-width="0.242cm" draw:marker-end-width="0.242cm" draw:fill-color="#2ac314" draw:textarea-horizontal-align="justify" draw:textarea-vertical-align="middle" draw:auto-grow-height="false" fo:min-height="0.044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1.5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c314"/>
      <style:paragraph-properties fo:text-align="center"/>
    </style:style>
    <style:style style:name="P3" style:family="paragraph">
      <style:text-properties fo:color="#2a6099" loext:opacity="100%" style:font-name="Arial Black"/>
    </style:style>
    <style:style style:name="P4" style:family="paragraph">
      <loext:graphic-properties draw:fill="none" draw:fill-color="#ffffff"/>
      <style:text-properties fo:color="#2a6099" loext:opacity="100%" style:font-name="Arial Black"/>
    </style:style>
    <style:style style:name="T1" style:family="text">
      <style:text-properties fo:color="#2a6099" loext:opacity="100%" style:font-name="Arial Black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5cm" svg:y1="1.726cm" svg:x2="2cm" svg:y2="1.726cm">
          <text:p/>
        </draw:line>
        <draw:line draw:style-name="gr2" draw:text-style-name="P1" draw:layer="layout" svg:x1="0.274cm" svg:y1="1.75cm" svg:x2="0.274cm" svg:y2="0cm">
          <text:p/>
        </draw:line>
        <draw:custom-shape draw:style-name="gr3" draw:text-style-name="P2" draw:layer="layout" svg:width="0.3cm" svg:height="0.3cm" svg:x="0.124cm" svg:y="1.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.006cm" svg:y="0.0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329.200652528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25cm" svg:height="2.236cm" svg:x="0.147cm" svg:y="-0.157cm">
          <draw:text-box>
            <text:p text:style-name="P3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2T11:59:47.410000000</meta:creation-date>
    <dc:date>2022-12-02T12:27:13.887000000</dc:date>
    <meta:editing-duration>PT15M58S</meta:editing-duration>
    <meta:editing-cycles>5</meta:editing-cycles>
    <meta:generator>LibreOffice/7.2.2.1$Windows_X86_64 LibreOffice_project/0e408af0b27894d652a87aa5f21fe17bf058124c</meta:generator>
    <meta:document-statistic meta:object-count="5"/>
  </office:meta>
</office:document-meta>
</file>